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position="0% 100%"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Text_20_body" style:list-style-name="L3"/>
    <style:style style:name="P6" style:family="paragraph" style:parent-style-name="Formula"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1" style:family="paragraph" style:parent-style-name="Text_20_body">
      <style:text-properties style:font-name="Nimbus Roman No9 L"/>
    </style:style>
    <style:style style:name="P12" style:family="paragraph" style:parent-style-name="Text_20_body" style:list-style-name="L7">
      <style:text-properties style:font-name="Nimbus Roman No9 L"/>
    </style:style>
    <style:style style:name="P13" style:family="paragraph" style:parent-style-name="Text_20_body">
      <style:text-properties style:text-position="0% 100%"/>
    </style:style>
    <style:style style:name="P14" style:family="paragraph" style:parent-style-name="Text_20_body">
      <style:text-properties fo:font-weight="normal"/>
    </style:style>
    <style:style style:name="P15" style:family="paragraph" style:parent-style-name="Text_20_body">
      <style:paragraph-properties fo:margin-left="0cm" fo:margin-right="0cm" fo:margin-top="0cm" fo:margin-bottom="0cm" fo:text-indent="0cm" style:auto-text-indent="false"/>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weight="normal"/>
    </style:style>
    <style:style style:name="T6" style:family="text">
      <style:text-properties fo:language="de" fo:country="DE" fo:background-color="transparent"/>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text:h>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2">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2">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2">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 </text:span></text:p>
      <text:p text:style-name="P2">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maybe, you are already familiar with this format.</text:span></text:p>
      <text:p text:style-name="P2">The scale of a number (sometimes called its exponent) begins with the scale character 'e' or 'E' followed by a signed integer. So 'e+10', 'e-4', 'E-0' are all valid scale expressions. If the sign is '+', you may simply omit it: 'e0', 'E10'.</text:p>
      <text:p text:style-name="P2">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text:span><text:span text:style-name="T4">. This other factor is called the significand (or mantissa), and it always precedes the scale. A valid significand is any ordinary (non-scaled fix point) real number or integer, given as a number literal according to the fixpoint format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2"><text:span text:style-name="T4">If the scale value is zero, the scale is effectively redundant, because ' * 10</text:span><text:span text:style-name="T3">0 </text:span><text:span text:style-name="T4">' reduces to ' * 1'. So adding a scale 'e0', 'E-0' to a number does not make any difference.</text:span></text:p>
      <text:p text:style-name="P2"><text:span text:style-name="T4">0 can be combined with any scale value without affecting the result, so 0e0, 0e100000, 0e-10000 will all yield 0.</text:span></text:p>
      <text:p text:style-name="P3">By giving huge scale values, you can produce numbers near the overflow or underflow limit of SpeedCrunch (1e+/-268435458). Overflow or Underflow is not determined by the scale value alone; it is the product of scale and significand that determines the result. So in </text:p>
      <text:p text:style-name="Formula">0.000001e268435460</text:p>
      <text:p text:style-name="Text_20_body">the scale part overflows; but it is valid input, though, because the final result, 1e268435454,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4">'0x', '0X', '0h', '0H', '#' for hexagesimal digit sequences;</text:p>
        </text:list-item>
        <text:list-item>
          <text:p text:style-name="P4">'0o', '0O' for octal digit sequences. Note: it does not suffice to start a digit sequence with 0 to mark it as octal;</text:p>
        </text:list-item>
        <text:list-item>
          <text:p text:style-name="P4">'0b', '0B' for binary digit sequences;</text:p>
        </text:list-item>
        <text:list-item>
          <text:p text:style-name="P4">'0d', '0D' for decimal sequences. This is redundant, SpeedCrunch will assume this by default.</text:p>
        </text:list-item>
      </text:list>
      <text:p text:style-name="P2">If you enter a hexagesimal digit sequence, the digits '10' to '15' are, as usual, represented by the letters 'A' to 'F'. You may use their lower case form as well.</text:p>
      <text:p text:style-name="P2">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5">use of negation: the following yields -10</text:p>
          <text:p text:style-name="P6">-0xA</text:p>
        </text:list-item>
        <text:list-item>
          <text:p text:style-name="P5">use of the function <text:span text:style-name="T1">unmask</text:span><text:span text:style-name="T2"> to convert an unsigned integer to its signed counterpart: the following evaluates to -1</text:span></text:p>
          <text:p text:style-name="P6">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29 bits width, so it can assume integer values between -268435458 and 268435457.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yield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7">NaN operand: You tried to perform an operation on a NaN. This NaN is most probably the result of a failed former operation that now propagates through the rest of a computation, but it may indicate a not initialized value as well.</text:p>
        </text:list-item>
        <text:list-item>
          <text:p text:style-name="P7">Overflow, Underflow: A (final or intermediate) result violates the bounds of valid numbers</text:p>
        </text:list-item>
        <text:list-item>
          <text:p text:style-name="P7">Too Expensive: Some operations can be potentially very expensive, like the modulo operation. In order to prevent SpeedCrunch from freezing, this error is issued, if the engine detects a situation that would require too much time.</text:p>
        </text:list-item>
        <text:list-item>
          <text:p text:style-name="P7">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7">Out of Domain: some functions like ln or sqrt cannot be applied to all real numbers. If you submit an invalid parameter to such a function, you get this error.</text:p>
        </text:list-item>
        <text:list-item>
          <text:p text:style-name="P7">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text:span><text:span text:style-name="T4">2</text:span><text:span text:style-name="T3">255</text:span><text:span text:style-name="T4"> have the same bit pattern. Although logic operations take integers &gt;= </text:span><text:span text:style-name="T4">2</text:span><text:span text:style-name="T3">255</text:span><text:span text:style-name="T4"> as operands, their result are always interpreted as signed integers from </text:span><text:span text:style-name="T4">-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37591797.03... On the negative axis it underflows near <text:span text:style-name="T5">-37591798.03... Of course, the poles at negative integers are problematic,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8">there exist always at least two, usually infinite many results;</text:p>
        </text:list-item>
        <text:list-item>
          <text:p text:style-name="P8">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9">from a fixed finite set of possible outcomes (like the faces of the dice);</text:p>
        </text:list-item>
        <text:list-item>
          <text:p text:style-name="P9">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2">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0"><text:span text:style-name="T6">f(x) = exp(-x*x)/sqrt(pi),</text:span></text:p>
      <text:p text:style-name="P2">and its integral (actually twice its integral) is implemented as error function <text:span text:style-name="T1">erf</text:span>(x) in SpeedCrunch.</text:p>
      <text:h text:style-name="Heading_20_5" text:outline-level="5">distributions of series of tests</text:h>
      <text:p text:style-name="P2">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2">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P2">Since we assume outcomes to be something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2">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P2">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2">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event in a given interval (often a time interval), and you now want to know, how likely the occurrence of exactly n events in this interval is. <text:span text:style-name="T2"><text:s/>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1">The arc cos(x) is the principal solution to the equation cos (y) = x. Other solutions are (radians)</text:p>
      <text:list text:style-name="L7">
        <text:list-item>
          <text:p text:style-name="P12">arc cos (x) + 2*n*<text:span text:style-name="T7">π</text:span> for all integers n;</text:p>
        </text:list-item>
        <text:list-item>
          <text:p text:style-name="P12">-arc cos (x) + 2*n*<text:span text:style-name="T7">π</text:span> for all integers n.</text:p>
        </text:list-item>
      </text:list>
      <text:p text:style-name="P11">or (degrees):</text:p>
      <text:list text:style-name="L7">
        <text:list-item>
          <text:p text:style-name="P12">arc cos (x) + n*360 for all integers n;</text:p>
        </text:list-item>
        <text:list-item>
          <text:p text:style-name="P12">-arc cos (x) + n*360 for all integers n.</text:p>
        </text:list-item>
      </text:list>
      <text:p text:style-name="P11">The valid range of the parameter is -1 &lt;= x &lt;= 1.</text:p>
      <text:p text:style-name="P11">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3">Note that and(x) is not the identity, because the unsigned +2<text:span text:style-name="T3">255</text:span> is mapped to the signed -2<text:span text:style-name="T3">255</text:span>, for example.</text:p>
      <text:p text:style-name="P13">An error is returned, if the parameters are not from the valid range.</text:p>
      <text:p text:style-name="P13">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1">The arc sin(x) is the principal solution to the equation sin (y) = x. Other solutions are (radians)</text:p>
      <text:list text:style-name="L7">
        <text:list-item>
          <text:p text:style-name="P12">arc sin (x) + 2*n*<text:span text:style-name="T7">π</text:span> for all integers n;</text:p>
        </text:list-item>
        <text:list-item>
          <text:p text:style-name="P12">-arc sin (x) + (2*n+1)*<text:span text:style-name="T7">π</text:span> for all integers n.</text:p>
        </text:list-item>
      </text:list>
      <text:p text:style-name="P11">or (degrees):</text:p>
      <text:list text:style-name="L7">
        <text:list-item>
          <text:p text:style-name="P12">arc sin (x) + n*360 for all integers n;</text:p>
        </text:list-item>
        <text:list-item>
          <text:p text:style-name="P12">-arc sin (x) + n*360 + 180 for all integers n.</text:p>
        </text:list-item>
      </text:list>
      <text:p text:style-name="P11">The valid range of the parameter is -1 &lt;= x &lt;= 1.</text:p>
      <text:p text:style-name="P11">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1">The arc tan(x) is the principal solution to the equation tan (y) = x. Other solutions are</text:p>
      <text:p text:style-name="P11">(radians): arc tan (x) + n*<text:span text:style-name="T7">π</text:span> for all integers n;</text:p>
      <text:p text:style-name="P11">or</text:p>
      <text:p text:style-name="P11">(degrees): arc tan (x) + n*180 for all integers n;</text:p>
      <text:p text:style-name="P11">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3">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5">618095480.10...</text:span></text:p>
      <text:p text:style-name="P14">The inverse function is arcosh.</text:p>
      <text:p text:style-name="P14">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3">Example:</text:p>
      <text:p text:style-name="Formula">dec (1000/13)</text:p>
      <text:p text:style-name="Text_20_body">returns 76.923.., even if you have activated hex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acos(0.5))</text:p>
      <text:p text:style-name="Formula">tan(degrees(1))</text:p>
      <text:p text:style-name="Formula">degrees(pi)</text:p>
      <text:h text:style-name="Heading_20_5" text:outline-level="5">erf (x)</text:h>
      <text:p text:style-name="Text_20_body">determines the normalized error function of x, the cumulative distribution function to the normal distribution (bell curve, Gaussian distribution).</text:p>
      <text:p text:style-name="Text_20_body">Analytically, it is the integral to the function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5"><text:span text:style-name="T5">erfc underflows for x &gt; 24861.53..</text:span></text:p>
      <text:h text:style-name="Heading_20_5" text:outline-level="5">exp (x)</text:h>
      <text:p text:style-name="Text_20_body">evaluates the natural exponential function to the base e == 2.71828...</text:p>
      <text:p text:style-name="P15"><text:span text:style-name="T5">exp (x) overflows/underflows for |x| &gt; 618095479.41...</text:span></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nk) = n1*n2*..*nk / (gcd(n1; n2;..;nk)^(k-1)),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3">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relies on the validity of the guard digits only,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roughly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3">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3">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text:s/>*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3">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3">Note that or(x) is not the identity, because the unsigned +2<text:span text:style-name="T3">255</text:span> is mapped to the signed -2<text:span text:style-name="T3">255</text:span>, for example.</text:p>
      <text:p text:style-name="P13">An error is returned, if the parameters are not from the valid range.</text:p>
      <text:p text:style-name="P13">Example:</text:p>
      <text:p text:style-name="Formula">hex (or (29; 0x33; 0b11111))</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acos(0.5))</text:p>
      <text:p text:style-name="Formula">tan(radians(1))</text:p>
      <text:p text:style-name="Formula">radians(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3">An error is returned, if the parameters are not from the valid range.</text:p>
      <text:p text:style-name="P13">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3">An error is returned, if the parameters are not from the valid range.</text:p>
      <text:p text:style-name="P13">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5">618095480.10...</text:span></text:p>
      <text:p text:style-name="P14">The inverse function is arsinh.</text:p>
      <text:p text:style-name="P14">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4">The inverse function is artanh.</text:p>
      <text:p text:style-name="P14">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round (pi; 2)</text:p>
      <text:p text:style-name="Text_20_body">yields 3.14.</text:p>
      <text:p text:style-name="Formula">trunc (2/3; 5)</text:p>
      <text:p text:style-name="Text_20_body">gives 0.66666.</text:p>
      <text:p text:style-name="Text_20_body">As an extension, 'digits' may be negative. In this case, truncating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3">This function can revert the effect of a mask function in many cases, that's why it is named so.</text:p>
      <text:p text:style-name="P13">If you are given a negative integer in two's complement notation, it is not possible to enter it directly as a constant, because binary, hex or octal encoded constants are always recognized as unsigned in SpeedCrunch.</text:p>
      <text:p text:style-name="P13">This function allows you to overcome this problem. It can convert an unsigned into a signed integer.</text:p>
      <text:p text:style-name="P13">Examples:</text:p>
      <text:p text:style-name="Formula">unmask (0xFFFF; 16)</text:p>
      <text:p text:style-name="Text_20_body">yields -1,</text:p>
      <text:p text:style-name="Formula">unmask (0x1FFF; 16)</text:p>
      <text:p text:style-name="Text_20_body">yields 0x1FFF, because bit 15 is zero, so the sign-extension leaves the operand intact.</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3">Note that xor(x) is not the identity, because the unsigned +2<text:span text:style-name="T3">255</text:span> is mapped to the signed -2<text:span text:style-name="T3">255</text:span>, for example.</text:p>
      <text:p text:style-name="P13">An error is returned, if the parameters are not from the valid range.</text:p>
      <text:p text:style-name="P13">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04T10:00:12</dc:date>
    <dc:language>de-DE</dc:language>
    <meta:editing-cycles>38</meta:editing-cycles>
    <meta:editing-duration>P4DT13H35M43S</meta:editing-duration>
    <meta:user-defined meta:name="Info 1"/>
    <meta:user-defined meta:name="Info 2"/>
    <meta:user-defined meta:name="Info 3"/>
    <meta:user-defined meta:name="Info 4"/>
    <meta:document-statistic meta:table-count="0" meta:image-count="0" meta:object-count="0" meta:page-count="27" meta:paragraph-count="666" meta:word-count="8378" meta:character-count="47453"/>
  </office:meta>
</office:document-meta>
</file>